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text-properties fo:font-size="10pt" style:font-size-asian="10pt" style:font-size-complex="10pt"/>
    </style:style>
    <style:style style:name="P4" style:family="paragraph">
      <style:paragraph-properties fo:text-align="center"/>
    </style:style>
    <style:style style:name="T1"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ccc00"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RPC v2.0</text:h>
      <text:p text:style-name="Subtitle">Segunda especificación del protocolo</text:p>
      <text:p text:style-name="Text_20_body"/>
      <text:h text:style-name="Heading_20_1" text:outline-level="1">1. Jerarquía de Comunicaciones</text:h>
      <text:p text:style-name="Text_20_body">En esta versión, las comunicaciones no serán punto a punto, sino podrán seguir una jerarquía para poder aglutinar varios servicios de un computador en un único puerto.</text:p>
      <text:p text:style-name="Text_20_body">La idea es maximizar las posibilidades de programar todo como servicios, dando todas las opciones posibles.</text:p>
      <text:p text:style-name="Text_20_body">La jerarquía será como sigue:</text:p>
      <text:p text:style-name="Text_20_body"><draw:custom-shape text:anchor-type="paragraph" draw:z-index="0" draw:style-name="gr1" svg:width="1.38cm" svg:height="1.535cm" svg:x="0.854cm" svg:y="1.591cm"><text:p>Client </text:p><text:p>App</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 draw:style-name="gr1" svg:width="2.781cm" svg:height="3.835cm" svg:x="5.313cm" svg:y="0.933cm"><text:p>IRPC Daemo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3" draw:style-name="gr1" svg:width="3.403cm" svg:height="0.842cm" svg:x="10.444cm" svg:y="2.353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 draw:style-name="gr3" svg:width="2.005cm" svg:height="1.089cm" svg:x="8.28cm" svg:y="2.282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5" draw:style-name="gr1" svg:width="3.403cm" svg:height="0.842cm" svg:x="10.446cm" svg:y="1.109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6" draw:style-name="gr3" svg:width="2.005cm" svg:height="1.089cm" svg:x="8.281cm" svg:y="1.039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7" draw:style-name="gr1" svg:width="3.403cm" svg:height="0.842cm" svg:x="10.446cm" svg:y="3.597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 draw:style-name="gr3" svg:width="2.005cm" svg:height="1.089cm" svg:x="8.281cm" svg:y="3.526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draw:rect text:anchor-type="paragraph" draw:z-index="9" draw:style-name="gr4" draw:text-style-name="P4" svg:width="9.573cm" svg:height="4.287cm" svg:x="4.687cm" svg:y="-0.009cm"><text:p/></draw:rect></text:p>
      <text:p text:style-name="Text_20_body"/>
      <text:p text:style-name="Text_20_body"><draw:custom-shape text:anchor-type="paragraph" draw:z-index="2" draw:style-name="gr2" draw:text-style-name="P3" svg:width="3.058cm" svg:height="0.657cm" svg:x="2.459cm" svg:y="-0.123cm"><text:p><text:span text:style-name="T1">:129</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draw:custom-shape text:anchor-type="paragraph" draw:z-index="18" draw:style-name="gr5" draw:text-style-name="P4" svg:width="3.077cm" svg:height="3.331cm" svg:x="3.616cm" svg:y="0.108cm"><text:p><text:s text:c="6"/>:12960</text:p><draw:enhanced-geometry svg:viewBox="0 0 21600 21600" draw:mirror-horizontal="true" draw:text-areas="0 0 21600 21600" draw:type="circular-arrow" draw:modifiers="-105.039813978245 84.6755729062761 7803.4956162330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Text_20_body"/>
      <text:p text:style-name="Text_20_body"/>
      <text:p text:style-name="Text_20_body"><draw:custom-shape text:anchor-type="paragraph" draw:z-index="10" draw:style-name="gr1" svg:width="2.781cm" svg:height="3.835cm" svg:x="5.313cm" svg:y="0.217cm"><text:p>IRPC Daemo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 draw:style-name="gr1" svg:width="3.403cm" svg:height="0.842cm" svg:x="10.446cm" svg:y="0.393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4" draw:style-name="gr3" svg:width="2.005cm" svg:height="1.089cm" svg:x="8.281cm" svg:y="0.323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rect text:anchor-type="paragraph" draw:z-index="17" draw:style-name="gr4" draw:text-style-name="P4" svg:width="9.573cm" svg:height="4.58cm" svg:x="4.687cm" svg:y="-0.051cm"><text:p/></draw:rect></text:p>
      <text:p text:style-name="Text_20_body"/>
      <text:p text:style-name="Text_20_body"><draw:custom-shape text:anchor-type="paragraph" draw:z-index="11" draw:style-name="gr1" svg:width="3.403cm" svg:height="0.842cm" svg:x="10.444cm" svg:y="0.24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2.005cm" svg:height="1.089cm" svg:x="8.28cm" svg:y="0.169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draw:custom-shape text:anchor-type="paragraph" draw:z-index="15" draw:style-name="gr1" svg:width="3.403cm" svg:height="0.842cm" svg:x="10.446cm" svg:y="0.086cm"><text:p>Client Servic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6" draw:style-name="gr3" svg:width="2.005cm" svg:height="1.089cm" svg:x="8.281cm" svg:y="0.016cm"><text:p><text:s text:c="2"/>:1296</text:p><draw:enhanced-geometry svg:viewBox="0 0 21600 21600" draw:mirror-horizontal="true"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p text:style-name="Text_20_body">Inicialmente se desplegará un demonio de IRPC para un servidor (de servicios), Este demonio mantendrá dos/tres puertos abiertos a la escucha de nuevas conexiones:</text:p>
      <text:list xml:id="list1260465538" text:style-name="L1">
        <text:list-item>
          <text:p text:style-name="P1">Puerto 129: Conexiones entrantes de aplicaciones. Escucha por defecto en todas las interfaces. <text:s/></text:p>
        </text:list-item>
        <text:list-item>
          <text:p text:style-name="P1">Puerto 1296: Conexiones entrantes de los servicios clientes. Escucha por defecto sólo en la interfaz local (loopback). Opcionalmente debería poder eschuchar en una red lan y admitir IP's concretas que se listen.</text:p>
        </text:list-item>
        <text:list-item>
          <text:p text:style-name="P1">Puerto 12960: Opcional para conexiones entrantes de otros demonios. Por defecto está apagado y en caso de encenderse sólo acepta conexiones de IP's que se listen. Si usa este puerto, opcionalmente puede detener el puerto 129.</text:p>
        </text:list-item>
      </text:list>
      <text:p text:style-name="Text_20_body">Los clientes se conectarán a su servidor, conectando al socket 127.0.0.1:1296, esto creará una conexión de control, donde el servidor poseerá capacidades de administración del servicio (crear <text:soft-page-break/>nuevas conexiones, cerrar conexiones, desconectar, etc).</text:p>
      <text:p text:style-name="Text_20_body">Un demonio IRPC puede hacer de puente para llegar a otro, esto sería un enrutamiento o puente IRPC. Su utilidad principal reside en poder ampliar los servicios que ofrece un demonio con los que contiene otro demonio. Un ejemplo de esto sería tener 5 equipos en una LAN cada uno con su demonio IRPC y sus servicios propios, pero queremos que todos ellos sean accesibles desde internet. En lugar de enrutar un puerto para cada equipo, podemos enrutar para uno solo y hacer que este sea el puente hacia el resto de equipos. Una persona que se conecte a ese demonio, vería todos los servicios como si fuesen del mismo demonio de forma transparente.</text:p>
      <text:p text:style-name="Text_20_body">Este mismo sistema también se puede usar para cruzar redes separadas físicamente, si existe un demonio IRPC puente que funcione en un ordenador con múltiples tarjetas de red conectadas a redes físicamente separadas.</text:p>
      <text:p text:style-name="Text_20_body">Los enrutamientos se tienen que marcar manualmente y generalmente son unidireccionales, y no soportan el armarlos en bucles (p.ej: A-&gt;B-&gt;C-&gt;A)</text:p>
      <text:p text:style-name="Text_20_body"/>
      <text:p text:style-name="Text_20_body">Cuando el sistema está armado, las aplicaciones cliente se pueden conectar desde el exterior al puerto 129. Una aplicación puede pedir un servicio cualquiera al que tenga acceso el demonio.</text:p>
      <text:p text:style-name="Text_20_body"/>
      <text:h text:style-name="Heading_20_1" text:outline-level="1">2. Comunicación de la aplicación cliente</text:h>
      <text:p text:style-name="Text_20_body">La comunicación inicial funciona del siguiente modo: (todos los comandos a servidor empiezan por /, las respuestas de éste por *. Las contestaciones del servidor se pueden entender como asignaciones de variables o ejecuciones de comando, ya que no siempre contestan a un comando nuestro, sino pueden ser un requerimiento propio)</text:p>
      <text:list xml:id="list1351880420" text:style-name="L2">
        <text:list-item>
          <text:p text:style-name="P2">App → Daemon: Se envía el paquete de inicio de conexión. Contiene la siguiente información: (/init)</text:p>
          <text:list>
            <text:list-item>
              <text:p text:style-name="P2">Nombre del cliente</text:p>
            </text:list-item>
            <text:list-item>
              <text:p text:style-name="P2">Tipo de cliente (aplicacion)</text:p>
            </text:list-item>
            <text:list-item>
              <text:p text:style-name="P2">Versión del protocolo IRPC</text:p>
            </text:list-item>
            <text:list-item>
              <text:p text:style-name="P2">Standards (Lista de estándares que sigue por tags)</text:p>
            </text:list-item>
            <text:list-item>
              <text:p text:style-name="P2">Provides (lista de tags de servicios proporcionados)</text:p>
            </text:list-item>
            <text:list-item>
              <text:p text:style-name="P2">Consumes (lista de tags de servicios consumidos)</text:p>
            </text:list-item>
            <text:list-item>
              <text:p text:style-name="P2">Supports (lista de tags de tecnologías que soporta) (hash-sha1, hash-sha256, ecc, psk-ec31f23..)</text:p>
            </text:list-item>
          </text:list>
        </text:list-item>
        <text:list-item>
          <text:p text:style-name="P2">Daemon → App: Se envía el paquete de inicio de conexión. Contiene la siguiente información:</text:p>
          <text:list>
            <text:list-item>
              <text:p text:style-name="P2">Nombre del demonio</text:p>
            </text:list-item>
            <text:list-item>
              <text:p text:style-name="P2">Tipo de servidor (daemon)</text:p>
            </text:list-item>
            <text:list-item>
              <text:p text:style-name="P2">Versión del protocolo IRPC</text:p>
            </text:list-item>
            <text:list-item>
              <text:p text:style-name="P2">Standards, Provides, Consumes, Supports.</text:p>
            </text:list-item>
          </text:list>
        </text:list-item>
        <text:list-item>
          <text:p text:style-name="P2">App → Daemon: Se pide la clave pública para el cifrado:</text:p>
          <text:list>
            <text:list-item>
              <text:p text:style-name="P2">/get-publickey</text:p>
            </text:list-item>
          </text:list>
        </text:list-item>
        <text:list-item>
          <text:p text:style-name="P2"><text:soft-page-break/>Daemon → App: Devuelve la clave pública que se usará para la sesión en mime64. Puede ser de distintos tipos según la sesión. El formato a devolver será: tipo cifrado , nombre de clave, clave publica / sha</text:p>
          <text:list>
            <text:list-item>
              <text:p text:style-name="P2">None: No se usará clave pública. Eso obligaría a no usar cifrado ni firmado, algunas características podrían no estar disponibles (de los servicios) porque requieren del cifrado o firmado.</text:p>
            </text:list-item>
            <text:list-item>
              <text:p text:style-name="P2">PSK-SHA1: Usará una clave PSK (previamente compartida entre los equipos), nos envía el SHA1 para que reconozcamos cual es.</text:p>
            </text:list-item>
            <text:list-item>
              <text:p text:style-name="P2">RSA/DSA/ECC: Clave pública de la tecnología especificada. Se envía en mime64 como texto.</text:p>
            </text:list-item>
          </text:list>
        </text:list-item>
        <text:list-item>
          <text:p text:style-name="P2">App → Daemon: Se genera texto aleatorio, se cifra y se envía al demonio para generar la clave simétrica de sesión. Por compatibilidad se enviarán entre 120 y 256bits aleatorios. (La clave pública ha de ser mayor que el texto enviado). El parámetro se presupone cifrado. De este parámetro, los primeros 4 bytes son un contador o número aleatorio para evitar ataques de replay al restaurar sesión.</text:p>
          <text:list>
            <text:list-item>
              <text:p text:style-name="P2">/set-session-key<text:tab/>435jkhGS345sdf43....</text:p>
            </text:list-item>
          </text:list>
        </text:list-item>
        <text:list-item>
          <text:p text:style-name="P2">Daemon → App: Nos devuelve el OK junto con la configuración resultante para cifrar y firmar:</text:p>
          <text:list>
            <text:list-item>
              <text:p text:style-name="P2">Result: 0 – OK <text:s/>!=0 – FALLO (mensaje adjunto)</text:p>
            </text:list-item>
            <text:list-item>
              <text:p text:style-name="P2">Error Message: “”</text:p>
            </text:list-item>
            <text:list-item>
              <text:p text:style-name="P2">sign-method: “SHA256”</text:p>
            </text:list-item>
            <text:list-item>
              <text:p text:style-name="P2">cipher-method: “AES-SHA256”</text:p>
            </text:list-item>
            <text:list-item>
              <text:p text:style-name="P2">sign-digestsize: 4 <text:s/>(cantidad de bytes por los que cortar el hash)</text:p>
            </text:list-item>
            <text:list-item>
              <text:p text:style-name="P2">prefix-size: 4 <text:s/>(cantidad de bytes para iniciar una comunicación firmada o cifrada. Si es cifrado es aleatorio. Si es firmado es un contador.)</text:p>
            </text:list-item>
          </text:list>
        </text:list-item>
        <text:list-item>
          <text:p text:style-name="P2">App → Daemon: Nos autenticamos pasando un usuario y contraseña. La contraseña se cifra tal y como se especificó.</text:p>
          <text:list>
            <text:list-item>
              <text:p text:style-name="P2">/auth-login<text:tab/>user=spec1<text:tab/>passwd=~4f57ea31234f57ea3123</text:p>
            </text:list-item>
          </text:list>
        </text:list-item>
        <text:list-item>
          <text:p text:style-name="P2">Daemon → App: Nos responde si nos autenticamos correctamente</text:p>
        </text:list-item>
        <text:list-item>
          <text:p text:style-name="P2">App → Daemon: Estamos conectados con el servidor y podemos hacer peticiones normales</text:p>
          <text:list>
            <text:list-item>
              <text:p text:style-name="P2">/get-service-list</text:p>
            </text:list-item>
            <text:list-item>
              <text:p text:style-name="P2">/connect [service-name] #01 (conecta al servicio dado</text:p>
            </text:list-item>
            <text:list-item>
              <text:p text:style-name="P2">/disconnect #01 (opción de conectar usando un número de conexión. Permite conexiones simultáneas a varios servicios)</text:p>
            </text:list-item>
            <text:list-item>
              <text:p text:style-name="P2">/select #01 (marcar como por defecto para no tener que poner #01 en cada llamada)</text:p>
            </text:list-item>
          </text:list>
        </text:list-item>
      </text:list>
      <text:p text:style-name="Text_20_body"/>
      <text:p text:style-name="Text_20_body">Una vez conectado con un servicio todos los comandos estándares serán redirigidos a éste. Si no estamos conectados los mensajes son o descartados, o nos devuelve un mensaje el servidor de error.</text:p>
      <text:p text:style-name="Text_20_body">Cuando nos conectamos a un servicio, el servidor nos loguea de nuevo en éste servicio y establece las mismas características de seguridad, que permiten al servicio decodificar nuestros mensajes. Si desconectamos y conectamos a otro servicio, hay que destacar que se usará la misma clave. <text:soft-page-break/>(probablemente corregible si se establece que el servicio ve una clave tal que SHA256(K + nombreservicio + numeroconexion) o similar) Para evitarlo hay que inicializar una nueva clave de sesión. De todos modos este caso no ocurre prácticamente nunca. Lo normal son conexiones permanentes. (Además, el cifrado está pensado para proteger las conexiones fuera de la red local, no entre los servicios)</text:p>
      <text:p text:style-name="Text_20_body">Si el cliente espontáneamente se desconecta, las conexiones del servidor no se cierran, quedan en espera. Una nueva conexión en un tiempo inferior a 60 segundos restauraría la sesión si envía de nuevo la misma clave de sesión pero con distinto contador de clave. Si tiene 50 conexiones abiertas con distintos servicios, éstos continuarían por donde estaban como si nada hubiera pasado.</text:p>
      <text:p text:style-name="Text_20_body"/>
      <text:h text:style-name="Heading_20_3" text:outline-level="3">3. Comunicación del Servicio</text:h>
      <text:p text:style-name="Text_20_body">Un servicio siempre conectará al servidor (por defecto 127.0.0.1:1296), al conectarse el servicio se auto-describirá y se pondrá a la espera de las ordenes del demonio IRPC.</text:p>
      <text:p text:style-name="Text_20_body">Cada vez que el demonio IRPC tenga una aplicación que quiera conectarse a tal servicio, le pedirá al servicio que cree una conexión nueva con una marca o identificador dado, que deberá mostrarlo en el paquete de inicio. Esto hará que el servidor enlace esa nueva conexión con el cliente y lo autentifique. El servicio puede denegar el login y password aportado por esa aplicación, lo cual cerraría la conexión.</text:p>
      <text:p text:style-name="Text_20_body"/>
      <text:h text:style-name="Heading_20_1" text:outline-level="1">4. Comunicación del Demonio IRPC</text:h>
      <text:p text:style-name="Text_20_body">Para el caso del uso de las conexiones con nombre, procede como sigue:</text:p>
      <text:p text:style-name="Text_20_body">#01<text:tab/>!help</text:p>
      <text:p text:style-name="Text_20_body">(envía comando !help sobre la conexión “01”)</text:p>
      <text:p text:style-name="Text_20_body"/>
      <text:p text:style-name="Text_20_body">El demonio parte con la ventaja de comunicar las partes entre sí, encargándose de establecer claves de cifrado en las partes para que no necesiten tener clave pública ni la aplicación ni el servicio. De este modo, el demonio establece la PSK que debe usar cada cliente y cada aplicación al comunicarse entre sí.</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2T19:34:21</meta:creation-date>
    <dc:date>2010-04-13T15:27:58</dc:date>
    <meta:editing-duration>PT04H11M19S</meta:editing-duration>
    <meta:editing-cycles>15</meta:editing-cycles>
    <meta:generator>OpenOffice.org/3.2$Unix OpenOffice.org_project/320m12$Build-9483</meta:generator>
    <meta:document-statistic meta:table-count="0" meta:image-count="0" meta:object-count="0" meta:page-count="4" meta:paragraph-count="64" meta:word-count="1295" meta:character-count="7962"/>
  </office:meta>
</office:document-meta>
</file>